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RevisionDiff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vnRevisionDiff.setStar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RevisionDiff.set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RevisionDiff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vnRevisionDiff.setDes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